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18.29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18.61mm"/>
    </style:style>
    <style:style style:name="co5" style:family="table-column">
      <style:table-column-properties fo:break-before="auto" style:column-width="17.66mm"/>
    </style:style>
    <style:style style:name="co6" style:family="table-column">
      <style:table-column-properties fo:break-before="auto" style:column-width="15.63mm"/>
    </style:style>
    <style:style style:name="co7" style:family="table-column">
      <style:table-column-properties fo:break-before="auto" style:column-width="17.97mm"/>
    </style:style>
    <style:style style:name="co8" style:family="table-column">
      <style:table-column-properties fo:break-before="auto" style:column-width="17.36mm"/>
    </style:style>
    <style:style style:name="co9" style:family="table-column">
      <style:table-column-properties fo:break-before="auto" style:column-width="14.38mm"/>
    </style:style>
    <style:style style:name="co10" style:family="table-column">
      <style:table-column-properties fo:break-before="auto" style:column-width="13.28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4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808080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normal" style:font-style-asian="normal" style:font-style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9" style:family="table-cell" style:parent-style-name="Default">
      <style:text-properties fo:font-style="normal" style:font-style-asian="normal" style:font-style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6" table:default-cell-style-name="Default"/>
        <table:table-column table:style-name="co6" table:default-cell-style-name="ce5"/>
        <table:table-column table:style-name="co7" table:default-cell-style-name="Default"/>
        <table:table-column table:style-name="co6" table:default-cell-style-name="Default"/>
        <table:table-column table:style-name="co6" table:default-cell-style-name="ce6"/>
        <table:table-column table:style-name="co6" table:number-columns-repeated="8" table:default-cell-style-name="Default"/>
        <table:table-column table:style-name="co6" table:default-cell-style-name="ce4"/>
        <table:table-column table:style-name="co6" table:default-cell-style-name="ce5"/>
        <table:table-column table:style-name="co5" table:default-cell-style-name="Default"/>
        <table:table-column table:style-name="co8" table:default-cell-style-name="ce8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ID interim</text:p>
          </table:table-cell>
          <table:table-cell table:style-name="ce2" office:value-type="string" calcext:value-type="string">
            <text:p>Zchng</text:p>
          </table:table-cell>
          <table:table-cell office:value-type="string" calcext:value-type="string">
            <text:p>Fundn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Dm_min</text:p>
          </table:table-cell>
          <table:table-cell office:value-type="string" calcext:value-type="string">
            <text:p>DM_max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Farb_a1</text:p>
          </table:table-cell>
          <table:table-cell office:value-type="string" calcext:value-type="string">
            <text:p>Farb_a2</text:p>
          </table:table-cell>
          <table:table-cell office:value-type="string" calcext:value-type="string">
            <text:p>Farb_a3</text:p>
          </table:table-cell>
          <table:table-cell office:value-type="string" calcext:value-type="string">
            <text:p>Farb_i1</text:p>
          </table:table-cell>
          <table:table-cell office:value-type="string" calcext:value-type="string">
            <text:p>Farb_i2</text:p>
          </table:table-cell>
          <table:table-cell office:value-type="string" calcext:value-type="string">
            <text:p>Farb_i3</text:p>
          </table:table-cell>
          <table:table-cell office:value-type="string" calcext:value-type="string">
            <text:p>Farb_ker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roduktionsspuren</text:p>
          </table:table-cell>
          <table:table-cell office:value-type="string" calcext:value-type="string">
            <text:p>Erhaltung</text:p>
          </table:table-cell>
          <table:table-cell office:value-type="string" calcext:value-type="string">
            <text:p>Mag_min</text:p>
          </table:table-cell>
          <table:table-cell office:value-type="string" calcext:value-type="string">
            <text:p>Mag_max</text:p>
          </table:table-cell>
          <table:table-cell office:value-type="string" calcext:value-type="string">
            <text:p>Anmerk</text:p>
          </table:table-cell>
          <table:table-cell table:style-name="ce7" office:value-type="string" calcext:value-type="string">
            <text:p>Gefäßtyp</text:p>
          </table:table-cell>
          <table:table-cell office:value-type="string" calcext:value-type="string">
            <text:p>Randform</text:p>
          </table:table-cell>
          <table:table-cell office:value-type="string" calcext:value-type="string">
            <text:p>joints</text:p>
          </table:table-cell>
          <table:table-cell office:value-type="string" calcext:value-type="string">
            <text:p>Anmerk_2</text:p>
          </table:table-cell>
          <table:table-cell office:value-type="string" calcext:value-type="string">
            <text:p>Zenod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2III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eige</text:p>
          </table:table-cell>
          <table:table-cell table:number-columns-repeated="5"/>
          <table:table-cell office:value-type="float" office:value="0.3" calcext:value-type="float">
            <text:p>0,3</text:p>
          </table:table-cell>
          <table:table-cell office:value-type="string" calcext:value-type="string">
            <text:p>i/a keine G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Wie 1230,402</text:p>
          </table:table-cell>
          <table:table-cell office:value-type="string" calcext:value-type="string">
            <text:p>wie Zchng. 61I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1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6I</text:p>
          </table:table-cell>
          <table:table-cell office:value-type="float" office:value="1230431" calcext:value-type="float">
            <text:p>12304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8XI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ini G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eige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1I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eige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7IX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1IX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eige</text:p>
          </table:table-cell>
          <table:table-cell table:number-columns-repeated="5"/>
          <table:table-cell office:value-type="float" office:value="0.4" calcext:value-type="float">
            <text:p>0,4</text:p>
          </table:table-cell>
          <table:table-cell office:value-type="string" calcext:value-type="string">
            <text:p>Kamm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3X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3V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6I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joint mit 12303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1XV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x 2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6IV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eige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0VII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Kerb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6I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5XIV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llf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2I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VI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7X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3" calcext:value-type="float">
            <text:p>0,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enig Magerung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4V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eige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5040" calcext:value-type="float">
            <text:p>5040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+ 2 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X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grau-dunke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8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6"/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6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hwarzrot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5X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 W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range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zu Zchng. 42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VI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unke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4VI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12-T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0V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7V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7V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unke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8VII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1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eige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1V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WB G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2XI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1V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 Kerb1</text:p>
          </table:table-cell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2IV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6I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range</text:p>
          </table:table-cell>
          <table:table-cell table:number-columns-repeated="4"/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X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6VIII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7V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1-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5XV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eigegelb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ckelmarkeBobzi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range</text:p>
          </table:table-cell>
          <table:table-cell table:number-columns-repeated="2"/>
          <table:table-cell office:value-type="string" calcext:value-type="string">
            <text:p>geschwärzt i/a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op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5I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4V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emischt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4I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5X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G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4II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1XIV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XI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eige</text:p>
          </table:table-cell>
          <table:table-cell table:number-columns-repeated="5"/>
          <table:table-cell office:value-type="float" office:value="0.05" calcext:value-type="float">
            <text:p>0,0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9III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errodiert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5VII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G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0X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unke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range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amm 1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9V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4IX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8IX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1XV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9VII</text:p>
          </table:table-cell>
          <table:table-cell office:value-type="float" office:value="1230492" calcext:value-type="float">
            <text:p>123049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chwarz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 2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4IV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5X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grobgemage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 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VI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eige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7V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unke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-T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XI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eige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2IV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amm W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2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eigeschwarz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G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9VII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unkle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6X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unke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1I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0.15" calcext:value-type="float">
            <text:p>0,15</text:p>
          </table:table-cell>
          <table:table-cell table:number-columns-repeated="3"/>
          <table:table-cell office:value-type="string" calcext:value-type="string">
            <text:p>T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raunschwarz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unkelgrau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9I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unke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3X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0V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unke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5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1X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35" calcext:value-type="float">
            <text:p>0,3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III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G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7VI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läulich</text:p>
          </table:table-cell>
          <table:table-cell table:number-columns-repeated="4"/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8V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4X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4X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5II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unke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0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hwarz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V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6III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unke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Steilrand WBK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8I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8X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3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X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3IV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5XI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office:value-type="string" calcext:value-type="string">
            <text:p>+ 1 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V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5XIII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3II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3V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 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7XI</text:p>
          </table:table-cell>
          <table:table-cell office:value-type="float" office:value="1230487" calcext:value-type="float">
            <text:p>1230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unke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 x 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chwarzgrau</text:p>
          </table:table-cell>
          <table:table-cell table:number-columns-repeated="8"/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8X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1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rau</text:p>
          </table:table-cell>
          <table:table-cell office:value-type="string" calcext:value-type="string">
            <text:p>poliert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II</text:p>
          </table:table-cell>
          <table:table-cell office:value-type="float" office:value="1230432" calcext:value-type="float">
            <text:p>12304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chwarz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Unverziert</text:p>
          </table:table-cell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4" calcext:value-type="float">
            <text:p>0,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8VI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0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1XIV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unkel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2IV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78" calcext:value-type="float">
            <text:p>123047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WBKL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6III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joint mit 12303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4" calcext:value-type="float">
            <text:p>1230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grau</text:p>
          </table:table-cell>
          <table:table-cell table:number-columns-repeated="5"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3" calcext:value-type="float">
            <text:p>0,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6X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2 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IV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1XI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1XV</text:p>
          </table:table-cell>
          <table:table-cell office:value-type="float" office:value="1230457" calcext:value-type="float">
            <text:p>123045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orange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UFG?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70XII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-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1IV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eige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X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1X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(Steilhals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3IX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unke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7I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V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lawisch?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unke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1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7IX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T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8XII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unkle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9V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orange</text:p>
          </table:table-cell>
          <table:table-cell table:number-columns-repeated="5"/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grau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 office:value-type="string" calcext:value-type="string">
            <text:p>GF bis unter Rand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0XIII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Deckelmarke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unke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Kerb4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Kerb1</text:p>
          </table:table-cell>
          <table:table-cell/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4I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2X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orange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4XV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unke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5I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lasig überbran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9II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9III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unke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7IV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ragenran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/>
          <table:table-cell office:value-type="string" calcext:value-type="string">
            <text:p>GF</text:p>
          </table:table-cell>
          <table:table-cell office:value-type="string" calcext:value-type="string">
            <text:p>glatt außen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1XIII</text:p>
          </table:table-cell>
          <table:table-cell office:value-type="float" office:value="1230457" calcext:value-type="float">
            <text:p>123045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grau</text:p>
          </table:table-cell>
          <table:table-cell table:number-columns-repeated="2"/>
          <table:table-cell office:value-type="string" calcext:value-type="string">
            <text:p>glatt innen</text:p>
          </table:table-cell>
          <table:table-cell table:number-columns-repeated="5"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7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9X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4V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llgru</text:p>
          </table:table-cell>
          <table:table-cell table:number-columns-repeated="5"/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0VI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9I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4IV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glasiert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iW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beigegrau</text:p>
          </table:table-cell>
          <table:table-cell table:number-columns-repeated="3"/>
          <table:table-cell office:value-type="string" calcext:value-type="string">
            <text:p>geschwärzt innen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geschwärztorange</text:p>
          </table:table-cell>
          <table:table-cell table:number-columns-repeated="3"/>
          <table:table-cell office:value-type="string" calcext:value-type="string">
            <text:p>geschärzt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6XI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geschwärzt i/a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string" calcext:value-type="string">
            <text:p>GF</text:p>
          </table:table-cell>
          <table:table-cell table:number-columns-repeated="4"/>
          <table:table-cell office:value-type="string" calcext:value-type="string">
            <text:p>geschwärz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2V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string" calcext:value-type="string">
            <text:p>GF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table:number-columns-repeated="6"/>
          <table:table-cell office:value-type="string" calcext:value-type="string">
            <text:p>fgrau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F</text:p>
          </table:table-cell>
          <table:table-cell table:number-columns-repeated="3"/>
          <table:table-cell office:value-type="float" office:value="0.3" calcext:value-type="float">
            <text:p>0,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G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4VIII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string" calcext:value-type="string">
            <text:p>dunkelgrau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G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string" calcext:value-type="string">
            <text:p>GF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office:value-type="string" calcext:value-type="string">
            <text:p>G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hellgrau-dunkelgrau</text:p>
          </table:table-cell>
          <table:table-cell/>
          <table:table-cell office:value-type="string" calcext:value-type="string">
            <text:p>GF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G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GF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office:value-type="string" calcext:value-type="string">
            <text:p>G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2" office:value-type="string" calcext:value-type="string">
            <text:p>GF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G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X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GF</text:p>
          </table:table-cell>
          <table:table-cell/>
          <table:table-cell office:value-type="string" calcext:value-type="string">
            <text:p>glatt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2VII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hellgrau</text:p>
          </table:table-cell>
          <table:table-cell office:value-type="string" calcext:value-type="string">
            <text:p>GF</text:p>
          </table:table-cell>
          <table:table-cell/>
          <table:table-cell office:value-type="string" calcext:value-type="string">
            <text:p>glatt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/>
          <table:table-cell office:value-type="float" office:value="6070" calcext:value-type="float">
            <text:p>607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table:number-columns-repeated="7"/>
          <table:table-cell office:value-type="string" calcext:value-type="string">
            <text:p>GF</text:p>
          </table:table-cell>
          <table:table-cell/>
          <table:table-cell office:value-type="string" calcext:value-type="string">
            <text:p>glatt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6"/>
          <table:table-cell office:value-type="string" calcext:value-type="string">
            <text:p>Kerb1</text:p>
          </table:table-cell>
          <table:table-cell/>
          <table:table-cell office:value-type="string" calcext:value-type="string">
            <text:p>T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5XII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 Kerb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4V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orange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8X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unkel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3VI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6VI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0XI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4" calcext:value-type="float">
            <text:p>0,4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I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raubeige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2II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eige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9" calcext:value-type="float">
            <text:p>1230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8XIII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6XII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5XI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unkelgrau</text:p>
          </table:table-cell>
          <table:table-cell table:number-columns-repeated="4"/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Rippe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6XIV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3" calcext:value-type="float">
            <text:p>0,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G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7XVI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1I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4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emischt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richterra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nkelgrau</text:p>
          </table:table-cell>
          <table:table-cell table:number-columns-repeated="2" office:value-type="string" calcext:value-type="string">
            <text:p>GF</text:p>
          </table:table-cell>
          <table:table-cell table:number-columns-repeated="3"/>
          <table:table-cell office:value-type="float" office:value="0.25" calcext:value-type="float">
            <text:p>0,2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G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2VIII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-T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2I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V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7X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9X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lg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0XVII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I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3V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III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/>
          <table:table-cell office:value-type="string" calcext:value-type="string">
            <text:p>G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7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+ 1 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IX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F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unke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doppel WB</text:p>
          </table:table-cell>
          <table:table-cell/>
          <table:table-cell office:value-type="string" calcext:value-type="string">
            <text:p>T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6X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unke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5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5I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3V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glatt i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6VI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 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XIV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beige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1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1XV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9V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7V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K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5V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sehr dünnwani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2IV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1IV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3" calcext:value-type="float">
            <text:p>0,3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70XVIII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4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WB GR kerb2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2VI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II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2 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VI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5II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+ 1 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G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7XII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office:value-type="string" calcext:value-type="string">
            <text:p>GF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2V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7IV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orange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94" calcext:value-type="float">
            <text:p>12303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8III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6V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X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rauorange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 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VII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194" calcext:value-type="float">
            <text:p>12301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ornge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8VIII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1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+ 1 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2V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eige-orange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orange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wie Zchng. 60XI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XI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+ 1 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V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orange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7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5IV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2II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6X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3" calcext:value-type="float">
            <text:p>0,3</text:p>
          </table:table-cell>
          <table:table-cell office:value-type="string" calcext:value-type="string">
            <text:p>abgesetzter Hal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3XII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4-3</text:p>
          </table:table-cell>
          <table:table-cell office:value-type="string" calcext:value-type="string">
            <text:p>+ 1 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0II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rau</text:p>
          </table:table-cell>
          <table:table-cell table:number-columns-repeated="5"/>
          <table:table-cell office:value-type="float" office:value="0.3" calcext:value-type="float">
            <text:p>0,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unke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2XIII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Loch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orangegrau</text:p>
          </table:table-cell>
          <table:table-cell table:number-columns-repeated="6"/>
          <table:table-cell office:value-type="string" calcext:value-type="string">
            <text:p>G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4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 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Kragenrand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4" calcext:value-type="float">
            <text:p>0,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Kerb1?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6V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6V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 Kerb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7X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8"/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3V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3V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orangegrau</text:p>
          </table:table-cell>
          <table:table-cell table:number-columns-repeated="6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5V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+ 1 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V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8I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äpfch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63XI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orange</text:p>
          </table:table-cell>
          <table:table-cell table:number-columns-repeated="5"/>
          <table:table-cell office:value-type="float" office:value="0.3" calcext:value-type="float">
            <text:p>0,3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3X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9XIII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2V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unke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im Umbruch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orange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orange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orange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orange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1X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orange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1I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orange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orange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9IV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1IX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9II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6070" calcext:value-type="float">
            <text:p>607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X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4VI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unke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orange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9X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ohne G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8X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Bob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+ 1W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0IX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Kerb auf Rand</text:p>
          </table:table-cell>
          <table:table-cell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8I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2WBk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1X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orange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schnitt innen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1V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1IX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orange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WB dopp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9II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1-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89" calcext:value-type="float">
            <text:p>12304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rau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2I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orange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0I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W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6IX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unkelgrau</text:p>
          </table:table-cell>
          <table:table-cell table:number-columns-repeated="4"/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6VII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Kerb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8II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XI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4II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Kerb1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9I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5040" calcext:value-type="float">
            <text:p>50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7X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1XIII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WB Steilhal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2X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2X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9IX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3" calcext:value-type="float">
            <text:p>0,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9I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joint mit 12302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2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 office:value-type="string" calcext:value-type="string">
            <text:p>G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3I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chwarzorange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8VIII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8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8XI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orange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-K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8XIII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unke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4XI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unkel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?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schwärztorange</text:p>
          </table:table-cell>
          <table:table-cell table:number-columns-repeated="3"/>
          <table:table-cell office:value-type="string" calcext:value-type="string">
            <text:p>geschwärzt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1X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geschwärzt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0IV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2" office:value-type="string" calcext:value-type="string">
            <text:p>GF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1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2" office:value-type="string" calcext:value-type="string">
            <text:p>GF</text:p>
          </table:table-cell>
          <table:table-cell table:number-columns-repeated="3"/>
          <table:table-cell office:value-type="float" office:value="0.25" calcext:value-type="float">
            <text:p>0,2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G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2" office:value-type="string" calcext:value-type="string">
            <text:p>GF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G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8V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2" office:value-type="string" calcext:value-type="string">
            <text:p>GF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7VI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35" calcext:value-type="float">
            <text:p>0,3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3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/>
          <table:table-cell office:value-type="float" office:value="5040" calcext:value-type="float">
            <text:p>5040</text:p>
          </table:table-cell>
          <table:table-cell office:value-type="string" calcext:value-type="string">
            <text:p>T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1XV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G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0III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6II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2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eventuell Zchng. 65XII &amp; VII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8IV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GF i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7X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49" calcext:value-type="float">
            <text:p>1230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64" calcext:value-type="float">
            <text:p>12304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1IX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unke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1VIII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3" calcext:value-type="float">
            <text:p>0,3</text:p>
          </table:table-cell>
          <table:table-cell office:value-type="string" calcext:value-type="string">
            <text:p>WB 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unke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+ 1 RS na/n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70X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 table:number-columns-repeated="2"/>
          <table:table-cell office:value-type="string" calcext:value-type="string">
            <text:p>K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ie Zchng. 60VII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wie Zchng. 60XI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8IV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llgrau</text:p>
          </table:table-cell>
          <table:table-cell/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o,15</text:p>
          </table:table-cell>
          <table:table-cell office:value-type="string" calcext:value-type="string">
            <text:p>o,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G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2IX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7XI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rau</text:p>
          </table:table-cell>
          <table:table-cell table:number-columns-repeated="5"/>
          <table:table-cell office:value-type="float" office:value="0.3" calcext:value-type="float">
            <text:p>0,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3VIII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unke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K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5VII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range</text:p>
          </table:table-cell>
          <table:table-cell table:number-columns-repeated="5"/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35" calcext:value-type="float">
            <text:p>1230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range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0V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3V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5V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4III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3V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+ 1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IX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range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öddelig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GF direkt unter dem Ran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8XVI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ange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6IX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rau</text:p>
          </table:table-cell>
          <table:table-cell table:number-columns-repeated="2"/>
          <table:table-cell office:value-type="string" calcext:value-type="string">
            <text:p>geschwärzt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1-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0X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8V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4VI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ange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ragen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GF direkt unter Ran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8IV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1XIII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4XIII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3VI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-K4</text:p>
          </table:table-cell>
          <table:table-cell office:value-type="string" calcext:value-type="string">
            <text:p>+ 2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X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ot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unke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0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-T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3X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4" calcext:value-type="float">
            <text:p>0,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6III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+ 8 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I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 x 2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2V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 RS 12303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VI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4V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5X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5II</text:p>
          </table:table-cell>
          <table:table-cell office:value-type="float" office:value="1230194" calcext:value-type="float">
            <text:p>12301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Kerb1-3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orange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8V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wie Zchng. 61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II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unke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5III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2 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I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6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5XI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ornge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4IX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G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9VIII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5040" calcext:value-type="float">
            <text:p>5040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3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3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3V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IV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9IV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7V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T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7IV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5XIV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ötlich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rau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5V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6V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/>
          <table:table-cell office:value-type="string" calcext:value-type="string">
            <text:p>Ruß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8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hellg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7X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Knickrandscha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57VI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unkle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1-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orange</text:p>
          </table:table-cell>
          <table:table-cell table:number-columns-repeated="5"/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VIII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0XIV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5VIII</text:p>
          </table:table-cell>
          <table:table-cell office:value-type="float" office:value="1230480" calcext:value-type="float">
            <text:p>12304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72III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beige-schwarz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Kamm W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unke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8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3I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VIII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9IV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orange-hellgrau</text:p>
          </table:table-cell>
          <table:table-cell table:number-columns-repeated="5"/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2III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unkel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6IV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rau</text:p>
          </table:table-cell>
          <table:table-cell table:number-columns-repeated="5"/>
          <table:table-cell office:value-type="float" office:value="0.4" calcext:value-type="float">
            <text:p>0,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+ 4 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IV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chwarz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braunschwarz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Schale?</text:p>
          </table:table-cell>
          <table:table-cell/>
          <table:table-cell office:value-type="string" calcext:value-type="string">
            <text:p>G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rau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zu Zchng. 42I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chwarz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unke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Steilhal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4IX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unke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chwarz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unke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unkelschwarz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1III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orange</text:p>
          </table:table-cell>
          <table:table-cell table:number-columns-repeated="2" office:value-type="string" calcext:value-type="string">
            <text:p>GF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G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3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X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unke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4V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3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mischt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2IX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GF 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7XVI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unke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ra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4III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räunlich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2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5IV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llgrau</text:p>
          </table:table-cell>
          <table:table-cell office:value-type="string" calcext:value-type="string">
            <text:p>GF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0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5"/>
          <table:table-cell office:value-type="string" calcext:value-type="string">
            <text:p><text:a xlink:href="https://zenodo.org/record/2529425" xlink:type="simple">https://zenodo.org/record/2529425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3IV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XI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1" calcext:value-type="float">
            <text:p>0,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2VI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GF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26" calcext:value-type="float">
            <text:p>1230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keine GF</text:p>
          </table:table-cell>
          <table:table-cell/>
          <table:table-cell office:value-type="string" calcext:value-type="string">
            <text:p>G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9VII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5040" calcext:value-type="float">
            <text:p>504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W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6" calcext:value-type="float">
            <text:p>1230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5"/>
          <table:table-cell office:value-type="float" office:value="0.2" calcext:value-type="float">
            <text:p>0,2</text:p>
          </table:table-cell>
          <table:table-cell office:value-type="string" calcext:value-type="string">
            <text:p>keine GF</text:p>
          </table:table-cell>
          <table:table-cell/>
          <table:table-cell office:value-type="string" calcext:value-type="string">
            <text:p>G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1I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eige</text:p>
          </table:table-cell>
          <table:table-cell table:number-columns-repeated="5"/>
          <table:table-cell office:value-type="float" office:value="0.4" calcext:value-type="float">
            <text:p>0,4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6IX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hellgrau</text:p>
          </table:table-cell>
          <table:table-cell table:number-columns-repeated="8"/>
          <table:table-cell office:value-type="string" calcext:value-type="string">
            <text:p>T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2X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WB KL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1V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7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7V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4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X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0X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2"/>
          <table:table-cell office:value-type="string" calcext:value-type="string">
            <text:p><text:a xlink:href="https://zenodo.org/record/2529508" xlink:type="simple">https://zenodo.org/record/2529508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3III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3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4IX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dunke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0V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uh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5IX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3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braunschwarz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Unverzier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+ 2 WS</text:p>
          </table:table-cell>
          <table:table-cell office:value-type="string" calcext:value-type="string">
            <text:p>Krusten am R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1V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6X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0X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innen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<text:a xlink:href="https://zenodo.org/record/2529483" xlink:type="simple">https://zenodo.org/record/2529483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4VI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orangegrau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schwarz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1I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8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dunkel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5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dunke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7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h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 1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3I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rotschwarz</text:p>
          </table:table-cell>
          <table:table-cell table:number-columns-repeated="8"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V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9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enig Mageru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29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enig Mageru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9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V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hellgrau</text:p>
          </table:table-cell>
          <table:table-cell table:number-columns-repeated="4"/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GF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2X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table:number-columns-repeated="10"/>
          <table:table-cell office:value-type="string" calcext:value-type="string">
            <text:p>geschwärzt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</text:p>
          </table:table-cell>
          <table:table-cell/>
          <table:table-cell office:value-type="string" calcext:value-type="string">
            <text:p>K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8X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geschwärzt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7XV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hellgrau</text:p>
          </table:table-cell>
          <table:table-cell office:value-type="string" calcext:value-type="string">
            <text:p>GF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table:number-columns-repeated="7"/>
          <table:table-cell office:value-type="string" calcext:value-type="string">
            <text:p>GF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string" calcext:value-type="string">
            <text:p>G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joint zu 1 RS 12302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4"/>
          <table:table-cell office:value-type="float" office:value="50" calcext:value-type="float">
            <text:p>50</text:p>
          </table:table-cell>
          <table:table-cell office:value-type="string" calcext:value-type="string">
            <text:p>T1-T8</text:p>
          </table:table-cell>
          <table:table-cell office:value-type="string" calcext:value-type="string">
            <text:p>wie Zchng. 65X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15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6I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14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oint mit 12303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table:number-columns-repeated="13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G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6IX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joint mit 12303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16"/>
          <table:table-cell office:value-type="string" calcext:value-type="string">
            <text:p>joint mit 12303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4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grauschwarz</text:p>
          </table:table-cell>
          <table:table-cell table:number-columns-repeated="4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 Kerb1</text:p>
          </table:table-cell>
          <table:table-cell table:style-name="ce9"/>
          <table:table-cell office:value-type="string" calcext:value-type="string">
            <text:p>T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16"/>
          <table:table-cell office:value-type="string" calcext:value-type="string">
            <text:p>zu 36III gehöre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5"/>
          <table:table-cell office:value-type="string" calcext:value-type="string">
            <text:p>T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1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geloc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office:value-type="string" calcext:value-type="string">
            <text:p>GF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5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5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50" calcext:value-type="float">
            <text:p>5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ehört zu Zchng. 41 XI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office:value-type="string" calcext:value-type="string">
            <text:p>T1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0VI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888" calcext:value-type="float">
            <text:p>888</text:p>
          </table:table-cell>
          <table:table-cell table:number-columns-repeated="14"/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<text:a xlink:href="https://zenodo.org/record/2529467" xlink:type="simple">https://zenodo.org/record/2529467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5XI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joint zu 12303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napfarti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3"/>
          <table:table-cell office:value-type="string" calcext:value-type="string">
            <text:p>WB ?</text:p>
          </table:table-cell>
          <table:table-cell/>
          <table:table-cell office:value-type="string" calcext:value-type="string">
            <text:p>T1-T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5"/>
          <table:table-cell office:value-type="string" calcext:value-type="string">
            <text:p>T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ie Zchng. 60VII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office:value-type="string" calcext:value-type="string">
            <text:p>Steilhal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06" calcext:value-type="float">
            <text:p>123040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5"/>
          <table:table-cell office:value-type="string" calcext:value-type="string">
            <text:p>K1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table:number-columns-repeated="15"/>
          <table:table-cell office:value-type="string" calcext:value-type="string">
            <text:p>T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orange</text:p>
          </table:table-cell>
          <table:table-cell table:number-columns-repeated="5"/>
          <table:table-cell office:value-type="float" office:value="0.25" calcext:value-type="float">
            <text:p>0,2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G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5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15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0.25" calcext:value-type="float">
            <text:p>0,25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0VII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230452" calcext:value-type="float">
            <text:p>1230452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4VII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2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office:value-type="string" calcext:value-type="string">
            <text:p>i/a keine G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7" calcext:value-type="float">
            <text:p>777</text:p>
          </table:table-cell>
          <table:table-cell table:number-columns-repeated="13"/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77" calcext:value-type="float">
            <text:p>123047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number-columns-repeated="15"/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5"/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Hohlkehle</text:p>
          </table:table-cell>
          <table:table-cell/>
          <table:table-cell office:value-type="string" calcext:value-type="string">
            <text:p>T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63III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0" calcext:value-type="float">
            <text:p>40</text:p>
          </table:table-cell>
          <table:table-cell office:value-type="string" calcext:value-type="string">
            <text:p>T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96" calcext:value-type="float">
            <text:p>12304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office:value-type="string" calcext:value-type="string">
            <text:p>T2</text:p>
          </table:table-cell>
          <table:table-cell table:number-columns-repeated="3"/>
        </table:table-row>
        <table:table-row table:style-name="ro1" table:number-rows-repeated="1047973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Gefäßtyp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10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7" office:value-type="string" calcext:value-type="string">
            <text:p>Gefaesstyp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Bobzin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Bobzin?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Feldber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Garz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Garz/Bobzin</text:p>
          </table:table-cell>
          <table:table-cell office:value-type="float" office:value="6070" calcext:value-type="float">
            <text:p>60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HGW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HGW?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Kugeltopf?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Sukow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Sukow/Feldberg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Teterow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Teterow?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Teterow/Vipperow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Teterow/Vipperow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Vipperow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Vipperow-Teterow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Vipperow?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Vipperow/Teterow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/>
          <table:table-cell table:style-name="ce7"/>
          <table:table-cell/>
        </table:table-row>
        <table:table-row table:style-name="ro1" table:number-rows-repeated="104855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Tabelle1.A1:Tabelle1.AMJ1048576">
          <table:sort>
            <table:sort-by table:field-number="11" table:data-type="automatic"/>
          </table:sort>
        </table:database-range>
        <table:database-range table:name="__Anonymous_Sheet_DB__1" table:target-range-address="Gefäßtyp.A1:Gefäßtyp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3">00.00.0000</text:date>, <text:time style:data-style-name="N2" text:time-value="09:32:31.21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3:07:01.386000000</meta:creation-date>
    <dc:date>2019-02-03T10:42:33.082000000</dc:date>
    <meta:editing-duration>PT20H14M26S</meta:editing-duration>
    <meta:editing-cycles>120</meta:editing-cycles>
    <meta:generator>LibreOffice/5.1.6.2$Windows_x86 LibreOffice_project/07ac168c60a517dba0f0d7bc7540f5afa45f0909</meta:generator>
    <meta:document-statistic meta:table-count="2" meta:cell-count="6938" meta:object-count="0"/>
  </office:meta>
</office:document-meta>
</file>